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<text:tab/><text:tab/><text:tab/><text:tab/></text:span><text:span text:style-name="T2">Merkella Charles</text:span><text:span text:style-name="T3"/></text:p>
      <text:p text:style-name="P2"><text:span text:style-name="T4">Address:</text:span><text:span text:style-name="T5"><text:tab/><text:tab/><text:s text:c="4"/>Lp#55 Benedictine Street, Carenage</text:span></text:p>
      <text:p text:style-name="P2"><text:span text:style-name="T6">Telephone:<text:s/></text:span><text:span text:style-name="T7"><text:tab/><text:s text:c="20"/>637-5159/729-5101</text:span><text:span text:style-name="T8"/></text:p>
      <text:p text:style-name="P2"><text:span text:style-name="T9">Date of Birth:</text:span><text:span text:style-name="T10"><text:tab/><text:s text:c="2"/><text:tab/><text:s text:c="4"/>25th June' 1982</text:span></text:p>
      <text:p text:style-name="P2"><text:span text:style-name="T11">Marital Status:</text:span><text:span text:style-name="T12"><text:tab/><text:tab/><text:s text:c="4"/>Single</text:span></text:p>
      <text:p text:style-name="P2"><text:span text:style-name="T12"/></text:p>
      <text:p text:style-name="P2"><text:span text:style-name="T13">Mission</text:span><text:span text:style-name="T14"><text:tab/><text:s text:c="20"/>To enhance my energies and my ambitoin to the mutual benefit of </text:span></text:p>
      <text:p text:style-name="P2"><text:span text:style-name="T15">Statement:</text:span><text:span text:style-name="T16"><text:tab/><text:tab/><text:s text:c="5"/>your firm, by contributing not only to my general progress but also</text:span></text:p>
      <text:p text:style-name="P2"><text:span text:style-name="T16"><text:tab/><text:tab/><text:tab/><text:s text:c="5"/>to the organization with which I work.</text:span></text:p>
      <text:p text:style-name="P2"><text:span text:style-name="T16"/></text:p>
      <text:p text:style-name="P2"><text:span text:style-name="T17">Education:</text:span><text:span text:style-name="T18"><text:tab/><text:tab/><text:s text:c="5"/>1987-1994 Carenage Government Primary School</text:span></text:p>
      <text:p text:style-name="P2"><text:span text:style-name="T18"><text:tab/><text:tab/><text:tab/><text:s text:c="5"/>1994-1997 Mucurapo Junior Secondary School</text:span></text:p>
      <text:p text:style-name="P2"><text:span text:style-name="T18"><text:tab/><text:tab/><text:tab/><text:s text:c="5"/>1997-1999 Mucurapo Senior Comprehensive School</text:span></text:p>
      <text:p text:style-name="P2"><text:span text:style-name="T18"/></text:p>
      <text:p text:style-name="P2"><text:span text:style-name="T19">Continuing<text:s/></text:span><text:span text:style-name="T20"><text:tab/><text:tab/><text:s text:c="5"/></text:span><text:span text:style-name="T21">Tution Center</text:span><text:span text:style-name="T22"/></text:p>
      <text:p text:style-name="P2"><text:span text:style-name="T23">Studies:</text:span><text:span text:style-name="T24"><text:tab/><text:s text:c="21"/>Computer Literacy<text:tab/><text:tab/><text:tab/></text:span><text:span text:style-name="T25">A</text:span></text:p>
      <text:p text:style-name="P2"><text:span text:style-name="T26"><text:tab/><text:tab/><text:tab/><text:s text:c="4"/></text:span></text:p>
      <text:p text:style-name="P2"><text:span text:style-name="T26"><text:tab/><text:tab/><text:tab/><text:s text:c="6"/></text:span><text:span text:style-name="T27">School of Practical Accounting<text:s/></text:span><text:span text:style-name="T28"/></text:p>
      <text:p text:style-name="P2"><text:span text:style-name="T28"><text:tab/><text:tab/><text:tab/><text:s text:c="6"/>Peachtree<text:tab/><text:tab/><text:tab/><text:tab/></text:span><text:span text:style-name="T29">A+</text:span></text:p>
      <text:p text:style-name="P2"><text:span text:style-name="T30"><text:tab/><text:tab/><text:tab/><text:s text:c="6"/>Practical Accounting<text:tab/><text:tab/><text:tab/></text:span><text:span text:style-name="T31">B+</text:span></text:p>
      <text:p text:style-name="P2"><text:span text:style-name="T32"/></text:p>
      <text:p text:style-name="P2"><text:span text:style-name="T32"><text:tab/><text:tab/><text:tab/><text:s text:c="6"/></text:span><text:span text:style-name="T33">Polythecnic Institute</text:span><text:span text:style-name="T34"/></text:p>
      <text:p text:style-name="P2"><text:span text:style-name="T34"><text:tab/><text:tab/><text:tab/><text:s text:c="6"/>English<text:tab/><text:tab/><text:tab/><text:tab/></text:span><text:span text:style-name="T35">III</text:span></text:p>
      <text:p text:style-name="P2"><text:span text:style-name="T36"><text:tab/><text:tab/><text:tab/><text:s text:c="6"/>Principle of Business<text:tab/><text:tab/></text:span><text:span text:style-name="T37">III</text:span></text:p>
      <text:p text:style-name="P2"><text:span text:style-name="T38"><text:tab/><text:tab/><text:tab/><text:s text:c="6"/>Principle of Accounting<text:tab/><text:tab/></text:span><text:span text:style-name="T39">III</text:span></text:p>
      <text:p text:style-name="P2"><text:span text:style-name="T40"/></text:p>
      <text:p text:style-name="P2"><text:span text:style-name="T41">Experience:</text:span><text:span text:style-name="T42"><text:tab/><text:tab/><text:s text:c="5"/>Script J Printers Ltd<text:tab/><text:tab/><text:tab/><text:tab/>Bindery Assistant</text:span></text:p>
      <text:p text:style-name="P2"><text:span text:style-name="T42"><text:tab/><text:tab/><text:tab/><text:s text:c="5"/>Eniath's<text:tab/><text:tab/><text:tab/><text:tab/><text:tab/>Bindery Assistant </text:span></text:p>
      <text:p text:style-name="P2"><text:span text:style-name="T42"><text:tab/><text:tab/><text:tab/><text:s text:c="5"/>North West Regional Health Authority<text:tab/>Clerical Assistant </text:span></text:p>
      <text:p text:style-name="P2"><text:span text:style-name="T42"><text:tab/><text:tab/><text:tab/><text:s text:c="5"/>Dynamics T&amp;T Ltd<text:tab/><text:tab/><text:tab/><text:tab/>Packaging</text:span></text:p>
      <text:p text:style-name="P2"><text:span text:style-name="T42"><text:tab/><text:tab/><text:tab/><text:s text:c="5"/>Sincere's<text:tab/><text:tab/><text:tab/><text:tab/><text:tab/>Packaging</text:span></text:p>
      <text:p text:style-name="P2"><text:span text:style-name="T42"/></text:p>
      <text:p text:style-name="P2"><text:span text:style-name="T43">Hobbies:</text:span><text:span text:style-name="T44"><text:tab/><text:tab/><text:s text:c="5"/>Basketball, Swimming and Reading</text:span></text:p>
      <text:p text:style-name="P2"><text:span text:style-name="T44"/></text:p>
      <text:p text:style-name="P2"><text:span text:style-name="T45">References:</text:span><text:span text:style-name="T46"><text:tab/><text:tab/><text:s text:c="5"/></text:span><text:span text:style-name="T47">Cynthia Warner<text:s/></text:span><text:span text:style-name="T48"/></text:p>
      <text:p text:style-name="P2"><text:span text:style-name="T48"><text:tab/><text:tab/><text:tab/><text:s text:c="5"/>Day Care Provider</text:span></text:p>
      <text:p text:style-name="P2"><text:span text:style-name="T48"/></text:p>
      <text:p text:style-name="P2"><text:span text:style-name="T48"><text:tab/><text:tab/><text:tab/><text:s text:c="6"/></text:span><text:span text:style-name="T49">Karla Romany</text:span><text:span text:style-name="T50"/></text:p>
      <text:p text:style-name="P2"><text:span text:style-name="T50"><text:tab/><text:tab/><text:tab/><text:s text:c="6"/>Facilities Support Officer</text:span></text:p>
      <text:p text:style-name="P2"><text:span text:style-name="T50"><text:tab/><text:tab/><text:tab/><text:s text:c="6"/>COSATT</text:span></text:p>
      <text:p text:style-name="P2"><text:span text:style-name="T50"><text:tab/><text:tab/><text:tab/><text:s text:c="6"/>#9-11 Melville Lane,</text:span></text:p>
      <text:p text:style-name="P2"><text:span text:style-name="T50"><text:tab/><text:tab/><text:tab/><text:s text:c="6"/>Port of Spain</text:span></text:p>
      <text:p text:style-name="P2"><text:span text:style-name="T50"/></text:p>
      <text:p text:style-name="P2"><text:span text:style-name="T50"><text:tab/><text:tab/><text:tab/><text:s text:c="6"/></text:span></text:p>
      <text:p text:style-name="P2"><text:span text:style-name="T50"><text:tab/></text:span></text:p>
      <text:p text:style-name="P2"><text:span text:style-name="T50"><text:tab/><text:tab/><text:tab/><text:s text:c="6"/></text:span></text:p>
      <text:p text:style-name="P2"><text:span text:style-name="T50"/></text:p>
      <text:p text:style-name="P2"><text:span text:style-name="T50"/></text:p>
      <text:p text:style-name="P3"><text:span text:style-name="T50"/></text:p>
      <text:p text:style-name="P4"><text:span text:style-name="T50"/></text:p>
      <text:p text:style-name="P4"><text:span text:style-name="T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